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fo:break-before="page"/>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Pitch</text:p>
      <text:p text:style-name="P2"/>
      <text:p text:style-name="P8">You are part of an elite team of space pilots. Fly missions on distant worlds and in the vacuum of space. Upgrade your ship and your arsenal. Work together to achieve your goals. Keep flying.</text:p>
      <text:p text:style-name="P8"/>
      <text:p text:style-name="P2">This Document</text:p>
      <text:p text:style-name="P8">is alive and will evolve as the project does. It is not complete and nothing within is set in stone but this document's purpose is ensure all team members are on the same page about the project's goals and design. </text:p>
      <text:p text:style-name="P2"/>
      <text:p text:style-name="P2">Three Lives, Three Ships</text:p>
      <text:p text:style-name="P1"/>
      <text:p text:style-name="Standard">I was asking myself, how can we make the fail state more interesting than a set number of lives? After some thought, here is what I got. Visualize this.</text:p>
      <text:p text:style-name="Standard"/>
      <text:p text:style-name="Standard">The level begins by panning over a couple choice sections to give a peek at enemy types, environmental cues, and mission objectives. Each level has a set number of pilots available relative to its length / difficulty, but three will be the most common, the number of pilots can be increased by finding more along the journey (or decreased by sending a certain pilot to do something else). The player is prompted to choose a ship/pilot. There are a few different types of ships, but for a first run at a level, a fast “Strike” interceptor type ship may be a good choice.</text:p>
      <text:p text:style-name="Standard"/>
      <text:p text:style-name="Standard">The player begins play, blasting enemies and taking note of the level's structure. Unfortunately, they are shot down. The player is returned to the beginning of the level (or the most recent checkpoint) and prompted to choose another ship. For the second run, they may want a slower but more powerful Bomber equipped with missiles. Or the Engineer, with low firepower but who has abilities than make use of the environment and connect well with other runs. The second run begins and enemies/environments that were blown away or damaged maintain those states. This run also goes south, and the player now sends in the somewhat larger vessel which is the home for these other ships. This is the last shot at the level. As this home ship passes the wreckages of the other ships, the pilots are seen by their wrecked craft, perhaps firing at laser pistol as remaining enemies or maintaining a rickety shield around their vessel. The homeship tractor beams these wreckages into its hold as it passes by. It has more health than the other ships and considerable firepower, it makes for a good last stand.</text:p>
      <text:p text:style-name="Standard"/>
      <text:p text:style-name="P2">Progression, Upgrades, and Scoring</text:p>
      <text:p text:style-name="P2"/>
      <text:p text:style-name="Standard">Each enemy destroyed allots the player a set amount of space cash. Some environmental pieces are worth cash too. Accomplishing mission objectives (some secret, some not) awards the greatest amount of cash. The homeship's hanger is well-equipped and the skilled crew can perform many upgrades on the available ships with the proper cash supplied. At some space stations or other opportunities, special upgrades (or even ships) may be available for purchase if one has the necessary funds. Some can be found within the levels themselves. Only the most skilled players will be able to find and to score high enough to unlock every upgrade choice.</text:p>
      <text:p text:style-name="Standard"/>
      <text:p text:style-name="Standard">The upgrades for each ship are structured as a small research tree, certain upgrades are required for others. Some upgrades have a Mark II level that make them more powerful. Some upgrades alter the <text:soft-page-break/>appearance of the ship.</text:p>
      <text:p text:style-name="Standard"/>
      <text:p text:style-name="P2">Example Ships / Upgrades</text:p>
      <text:p text:style-name="Standard"/>
      <text:p text:style-name="P4">“Corsair” - Strike Class</text:p>
      <text:p text:style-name="Standard">Dodgeboost – hit space for a brief speed boost, Mark II halves the cooldown</text:p>
      <text:p text:style-name="Standard"/>
      <text:p text:style-name="Standard">Forward Thrusters – hit Shift to redirect power to forward thrusters, allowing a full range turn (requires Dodgeboost I)</text:p>
      <text:p text:style-name="Standard"/>
      <text:p text:style-name="Standard">Stealth – unit not visible to enmies until first attack, collision, or special detector units</text:p>
      <text:p text:style-name="Standard"/>
      <text:p text:style-name="Standard">Tracer Rounds – every fourth round is a special tracer round, marking that enemy as a target for homing missiles equipped by other ship types</text:p>
      <text:p text:style-name="Standard"/>
      <text:p text:style-name="P4">“The Mighty B5200” – Bomber Class</text:p>
      <text:p text:style-name="P6">Homing Missiles – Enemies marked by tracer rounds are automatically fired upon</text:p>
      <text:p text:style-name="P6"/>
      <text:p text:style-name="P6">Napalm – Fire Bomb highly effect against organic units, but produces no fire in the vacuum of space, Mark II increases the area of effect</text:p>
      <text:p text:style-name="P6"/>
      <text:p text:style-name="P6">Deflector Shields – hit space to become invulnerable for a split second, deflecting shots back at their attackers. Long cooldown.</text:p>
      <text:p text:style-name="P6"/>
      <text:p text:style-name="P5">Engineer Class</text:p>
      <text:p text:style-name="P6">Scanner – Enemy health and weaknesses are now displayed</text:p>
      <text:p text:style-name="P6"/>
      <text:p text:style-name="P6">Oil slick – slows units, very effective paired with fire weapons</text:p>
      <text:p text:style-name="P6"/>
      <text:p text:style-name="P6">Hack – Can incapacitate robotic units and bring them to fly alongside like options</text:p>
      <text:p text:style-name="P6"/>
      <text:p text:style-name="P6">etc. etc. all this just to give you an idea, nothing in stone. Also there's the homeship which would have more health than the others, and its own special upgrades available.</text:p>
      <text:p text:style-name="P6"/>
      <text:p text:style-name="P3">The System Map</text:p>
      <text:p text:style-name="P3"/>
      <text:p text:style-name="P7">Missions are made available by brief story cues and then are selectable on a map which displays the solar system.</text:p>
      <text:p text:style-name="P7"/>
      <text:p text:style-name="P3">Drop In Coop</text:p>
      <text:p text:style-name="P7"/>
      <text:p text:style-name="P7">If Player 2 arrives on the scene, getting them into the game is no sweat. They will require a second keyboard or controller for couch coop. It would be fucking rad to get online multiplayer too, but we'll see if I can handle that. For Couch Coop anyways, Player One can be in the middle of a level, pause the game, set up Player 2's control scheme and ship/pilot selection, and then simply unpause. Player 2 will fly into the scene, using up one of the pilots available for the level. Players don't take damage from each other's weapons and cannot collide with each other. If either player dies, they are prompted to choose a new ship which then flies into the scene.</text:p>
      <text:p text:style-name="P7"><text:soft-page-break/>Or maybe they have to reset the level. I dunno. I wouldn't implement this for a long long time, I think.</text:p>
      <text:p text:style-name="P7"/>
      <text:p text:style-name="P3">Visual Style</text:p>
      <text:p text:style-name="P7">Like 70's utopia sci fi.</text:p>
      <text:p text:style-name="P7"/>
      <text:p text:style-name="P3">The Story</text:p>
      <text:p text:style-name="P7">It will have a Story.</text:p>
      <text:p text:style-name="P7"/>
      <text:p text:style-name="P3">Project Milestones</text:p>
      <text:p text:style-name="P3"/>
      <text:p text:style-name="P7">Level Whiteboxed</text:p>
      <text:p text:style-name="P7"/>
      <text:p text:style-name="P3">Non Goals</text:p>
      <text:p text:style-name="P7">It's good to be specific about what we're not trying to achieve too. Here's a few things. One, is perfect optimization. That can come much, much later. A port to mobile, while perhaps feasible, is not something we're willing to design around until after we ship something for PC/Mac. The same goes for consoles.</text:p>
      <text:p text:style-name="P7"/>
      <text:p text:style-name="P3">Miscellaneous</text:p>
      <text:p text:style-name="P9">Loading Screens (or mission intros?) display images from inside the ships. The strike craft pilot lazily sitting back in his cockpit. The crew gathered around the Homeship's galley table enjoying a meal.</text:p>
      <text:p text:style-name="P10">Half Baked Ideas</text:p>
      <text:p text:style-name="P9"/>
      <text:p text:style-name="P9">Time Slow Down? Or Time Stop?</text:p>
      <text:p text:style-name="P9"/>
      <text:p text:style-name="P9">Choose one of Three Ships?</text:p>
      <text:p text:style-name="P9"/>
      <text:p text:style-name="P9">Area-Based Enemy Group Spawns?</text:p>
      <text:p text:style-name="P9"/>
      <text:p text:style-name="P9">Space Mad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nard Noller</meta:initial-creator>
    <meta:creation-date>2018-07-10T09:19:55.07</meta:creation-date>
    <dc:date>2018-07-25T17:54:53.83</dc:date>
    <dc:creator>Lennard Noller</dc:creator>
    <meta:editing-duration>P1DT7H58M10S</meta:editing-duration>
    <meta:editing-cycles>4</meta:editing-cycles>
    <meta:generator>OpenOffice/4.1.5$Win32 OpenOffice.org_project/415m1$Build-9789</meta:generator>
    <meta:document-statistic meta:table-count="0" meta:image-count="0" meta:object-count="0" meta:page-count="4" meta:paragraph-count="46" meta:word-count="1061" meta:character-count="6073"/>
  </office:meta>
</office:document-meta>
</file>